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5_15-24-06_000.jpg</text:p>
          </table:table-cell>
          <table:table-cell table:style-name="ce18" office:value-type="string">
            <text:p>:m RES 1-2*2 / free# JVEMV6 71#_5 / 71. logic / w:FOL;safety;extension;interpretation,other=~,think~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7" table:formula="of:=IF([.E2]=&quot;&quot;;[.C2];CONCATENATE([.C2];&quot; / &quot;;[.E2]))" office:value-type="string" office:string-value=":m RES 1-2*2 / free# JVEMV6 71#_5 / 71. logic / w:FOL;safety;extension;interpretation,other=~,think~">
            <text:p>:m RES 1-2*2 / free# JVEMV6 71#_5 / 71. logic / w:FOL;safety;extension;interpretation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25_20-33-22_000.jpg</text:p>
          </table:table-cell>
          <table:table-cell table:style-name="ce18" office:value-type="string">
            <text:p>:m :尺八,shakuhachi,bamboo 1-2*2 / session-memo / s.1:todays-melody,key=A,genr=~ \\\ s.2:todays-melody,key=F#</text:p>
          </table:table-cell>
          <table:table-cell table:style-name="ce4"/>
          <table:table-cell table:style-name="ce4"/>
          <table:table-cell table:style-name="ce4" office:value-type="string">
            <text:p>N-35-35-22.846984 E-139-34-59.652099</text:p>
          </table:table-cell>
          <table:table-cell table:style-name="ce37" table:formula="of:=IF([.E3]=&quot;&quot;;[.C3];CONCATENATE([.C3];&quot; / &quot;;[.E3]))" office:value-type="string" office:string-value=":m :尺八,shakuhachi,bamboo 1-2*2 / session-memo / s.1:todays-melody,key=A,genr=~ \\\ s.2:todays-melody,key=F#">
            <text:p>:m :尺八,shakuhachi,bamboo 1-2*2 / session-memo / s.1:todays-melody,key=A,genr=~ \\\ s.2:todays-melody,key=F#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5_21-15-12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7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6_00-18-32_000.jpg</text:p>
          </table:table-cell>
          <table:table-cell table:style-name="ce17" office:value-type="string">
            <text:p>:PHOTO 記録 / @自室 / what=焼酎（麦） / for=~ / occasion=使い切った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7" table:formula="of:=IF([.E5]=&quot;&quot;;[.C5];CONCATENATE([.C5];&quot; / &quot;;[.E5]))" office:value-type="string" office:string-value=":PHOTO 記録 / @自室 / what=焼酎（麦） / for=~ / occasion=使い切った">
            <text:p>:PHOTO 記録 / @自室 / what=焼酎（麦） / for=~ / occasion=使い切った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26_03-08-13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7" table:formula="of:=IF([.E6]=&quot;&quot;;[.C6];CONCATENATE([.C6];&quot; / &quot;;[.E6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26_03-08-21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7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26_11-29-48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26_11-37-45_000.jpg</text:p>
          </table:table-cell>
          <table:table-cell table:style-name="ce26" office:value-type="string">
            <text:p><text:span text:style-name="T1">:m </text:span><text:span text:style-name="T1">見た夢 </text:span><text:span text:style-name="T1">/ topic= / content=</text:span><text:span text:style-name="T1">部屋の中、母親が順と荷物を運んでいる；お兄さんが駆け寄る </text:span><text:span text:style-name="T1">||| :tome/ (J*) / content=exploit:</text:span><text:span text:style-name="T1">女性の裸を見て自分のオナニーに供する；これも、</text:span><text:span text:style-name="T1">exploit</text:span>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7" table:formula="of:=IF([.E9]=&quot;&quot;;[.C9];CONCATENATE([.C9];&quot; / &quot;;[.E9]))" office:value-type="string" office:string-value=":m 見た夢 / topic= / content=部屋の中、母親が順と荷物を運んでいる；お兄さんが駆け寄る ||| :tome/ (J*) / content=exploit:女性の裸を見て自分のオナニーに供する；これも、exploit">
            <text:p>:m 見た夢 / topic= / content=部屋の中、母親が順と荷物を運んでいる；お兄さんが駆け寄る ||| :tome/ (J*) / content=exploit:女性の裸を見て自分のオナニーに供する；これも、exploit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5_21-19-47_000.mid</text:p>
          </table:table-cell>
          <table:table-cell table:style-name="ce8" office:value-type="string">
            <text:p>:in-mid / app=perfect-piano / 演奏、play / id-2021-0325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7" table:formula="of:=IF([.E10]=&quot;&quot;;[.C10];CONCATENATE([.C10];&quot; / &quot;;[.E10]))" office:value-type="string" office:string-value=":in-mid / app=perfect-piano / 演奏、play / id-2021-0325-1 / category=melody,inst=~,for=~,genre=~">
            <text:p>:in-mid / app=perfect-piano / 演奏、play / id-2021-0325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6">2021/03/26</text:date>, <text:time>12:21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6T12:21:07.10</dc:date>
    <dc:creator>iwabuchi ken</dc:creator>
    <meta:editing-duration>P32DT5H3M27S</meta:editing-duration>
    <meta:editing-cycles>11999</meta:editing-cycles>
    <meta:document-statistic meta:table-count="1" meta:cell-count="344" meta:object-count="0"/>
  </office:meta>
</office:document-meta>
</file>